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9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018cm"/>
    </style:style>
    <style:style style:name="co4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angeIndex: 71104 entries, 0 to 71103</text:p>
          </table:table-cell>
          <table:table-cell table:formula="of:=LEFT([.A2], FIND(&quot;   &quot;, [.A2])-1)" office:value-type="string" office:string-value="" calcext:value-type="error">
            <text:p>Err:508</text:p>
          </table:table-cell>
        </table:table-row>
        <table:table-row table:style-name="ro1">
          <table:table-cell office:value-type="string" calcext:value-type="string">
            <text:p>Data columns (total 47 columns):</text:p>
          </table:table-cell>
          <table:table-cell table:formula="of:=LEFT([.A3], FIND(&quot; &quot;, [.A3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# <text:s text:c="2"/>Column <text:s text:c="18"/>Non-Null Count <text:s/>Dtype <text:s text:c="8"/></text:p>
          </table:table-cell>
          <table:table-cell table:formula="of:=LEFT([.A4], FIND(&quot; &quot;, [.A4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0 <text:s text:c="2"/>location <text:s text:c="16"/>71104 non-null <text:s/>object <text:s text:c="7"/></text:p>
          </table:table-cell>
          <table:table-cell table:formula="of:=LEFT([.A5], FIND(&quot; &quot;, [.A5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 <text:s text:c="2"/>make <text:s text:c="20"/>71104 non-null <text:s/>object <text:s text:c="7"/></text:p>
          </table:table-cell>
          <table:table-cell table:formula="of:=LEFT([.A6], FIND(&quot; &quot;, [.A6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 <text:s text:c="2"/>model <text:s text:c="19"/>71104 non-null <text:s/>object <text:s text:c="7"/></text:p>
          </table:table-cell>
          <table:table-cell table:formula="of:=LEFT([.A7], FIND(&quot; &quot;, [.A7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3 <text:s text:c="2"/>short_description <text:s text:c="7"/>70935 non-null <text:s/>object <text:s text:c="7"/></text:p>
          </table:table-cell>
          <table:table-cell table:formula="of:=LEFT([.A8], FIND(&quot; &quot;, [.A8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4 <text:s text:c="2"/>price <text:s text:c="19"/>69534 non-null <text:s/>float64 <text:s text:c="6"/></text:p>
          </table:table-cell>
          <table:table-cell table:formula="of:=LEFT([.A9], FIND(&quot; &quot;, [.A9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5 <text:s text:c="2"/>mileage_km <text:s text:c="14"/>71104 non-null <text:s/>object <text:s text:c="7"/></text:p>
          </table:table-cell>
          <table:table-cell table:formula="of:=LEFT([.A10], FIND(&quot; &quot;, [.A10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6 <text:s text:c="2"/>gearbox <text:s text:c="17"/>71104 non-null <text:s/>object <text:s text:c="7"/></text:p>
          </table:table-cell>
          <table:table-cell table:formula="of:=LEFT([.A11], FIND(&quot; &quot;, [.A11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7 <text:s text:c="2"/>registration <text:s text:c="12"/>71056 non-null <text:s/>datetime64[ns]</text:p>
          </table:table-cell>
          <table:table-cell table:formula="of:=LEFT([.A12], FIND(&quot; &quot;, [.A12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8 <text:s text:c="2"/>fuel_type <text:s text:c="15"/>71104 non-null <text:s/>object <text:s text:c="7"/></text:p>
          </table:table-cell>
          <table:table-cell table:formula="of:=LEFT([.A13], FIND(&quot; &quot;, [.A13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9 <text:s text:c="2"/>seller <text:s text:c="18"/>71104 non-null <text:s/>object <text:s text:c="7"/></text:p>
          </table:table-cell>
          <table:table-cell table:formula="of:=LEFT([.A14], FIND(&quot; &quot;, [.A14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0 <text:s/>body_type <text:s text:c="15"/>71104 non-null <text:s/>object <text:s text:c="7"/></text:p>
          </table:table-cell>
          <table:table-cell table:formula="of:=LEFT([.A15], FIND(&quot; &quot;, [.A15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1 <text:s/>type <text:s text:c="20"/>71104 non-null <text:s/>object <text:s text:c="7"/></text:p>
          </table:table-cell>
          <table:table-cell table:formula="of:=LEFT([.A16], FIND(&quot; &quot;, [.A16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2 <text:s/>drivetrain <text:s text:c="14"/>71104 non-null <text:s/>object <text:s text:c="7"/></text:p>
          </table:table-cell>
          <table:table-cell table:formula="of:=LEFT([.A17], FIND(&quot; &quot;, [.A17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3 <text:s/>seats <text:s text:c="19"/>71104 non-null <text:s/>object <text:s text:c="7"/></text:p>
          </table:table-cell>
          <table:table-cell table:formula="of:=LEFT([.A18], FIND(&quot; &quot;, [.A18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4 <text:s/>doors <text:s text:c="19"/>71104 non-null <text:s/>object <text:s text:c="7"/></text:p>
          </table:table-cell>
          <table:table-cell table:formula="of:=LEFT([.A19], FIND(&quot; &quot;, [.A19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5 <text:s/>country_version <text:s text:c="9"/>71104 non-null <text:s/>object <text:s text:c="7"/></text:p>
          </table:table-cell>
          <table:table-cell table:formula="of:=LEFT([.A20], FIND(&quot; &quot;, [.A20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6 <text:s/>offer_number <text:s text:c="12"/>71104 non-null <text:s/>object <text:s text:c="7"/></text:p>
          </table:table-cell>
          <table:table-cell table:formula="of:=LEFT([.A21], FIND(&quot; &quot;, [.A21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7 <text:s/>warranty_months <text:s text:c="9"/>71104 non-null <text:s/>object <text:s text:c="7"/></text:p>
          </table:table-cell>
          <table:table-cell table:formula="of:=LEFT([.A22], FIND(&quot; &quot;, [.A22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8 <text:s/>first_registration <text:s text:c="6"/>71064 non-null <text:s/>datetime64[ns]</text:p>
          </table:table-cell>
          <table:table-cell table:formula="of:=LEFT([.A23], FIND(&quot; &quot;, [.A23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19 <text:s/>production_date <text:s text:c="9"/>7416 non-null <text:s text:c="2"/>datetime64[ns]</text:p>
          </table:table-cell>
          <table:table-cell table:formula="of:=LEFT([.A24], FIND(&quot; &quot;, [.A24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0 <text:s/>general_inspection <text:s text:c="6"/>36486 non-null <text:s/>datetime64[ns]</text:p>
          </table:table-cell>
          <table:table-cell table:formula="of:=LEFT([.A25], FIND(&quot; &quot;, [.A25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1 <text:s/>last_service <text:s text:c="12"/>71104 non-null <text:s/>object <text:s text:c="7"/></text:p>
          </table:table-cell>
          <table:table-cell table:formula="of:=LEFT([.A26], FIND(&quot; &quot;, [.A26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2 <text:s/>full_service_history <text:s text:c="4"/>71104 non-null <text:s/>object <text:s text:c="7"/></text:p>
          </table:table-cell>
          <table:table-cell table:formula="of:=LEFT([.A27], FIND(&quot; &quot;, [.A27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3 <text:s/>non_smoker_vehicle <text:s text:c="6"/>71104 non-null <text:s/>object <text:s text:c="7"/></text:p>
          </table:table-cell>
          <table:table-cell table:formula="of:=LEFT([.A28], FIND(&quot; &quot;, [.A28])-1)" office:value-type="string" office:string-value="" calcext:value-type="error">
            <text:p>Err:508</text:p>
          </table:table-cell>
        </table:table-row>
        <table:table-row table:style-name="ro2">
          <table:table-cell office:value-type="string" calcext:value-type="string">
            <text:p><text:s/>24 <text:s/>previous_owner <text:s text:c="10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25 <text:s/>last_timing_belt_change <text:s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26 <text:s/>Gearbox <text:s text:c="17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27 <text:s/>engine_size_cc <text:s text:c="10"/>65265 non-null <text:s/>float64 <text:s text:c="6"/></text:p>
          </table:table-cell>
          <table:table-cell/>
        </table:table-row>
        <table:table-row table:style-name="ro2">
          <table:table-cell office:value-type="string" calcext:value-type="string">
            <text:p><text:s/>28 <text:s/>gears <text:s text:c="19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29 <text:s/>cylinders <text:s text:c="15"/>64809 non-null <text:s/>float64 <text:s text:c="6"/></text:p>
          </table:table-cell>
          <table:table-cell/>
        </table:table-row>
        <table:table-row table:style-name="ro2">
          <table:table-cell office:value-type="string" calcext:value-type="string">
            <text:p><text:s/>30 <text:s/>empty_weight_kg <text:s text:c="9"/>69500 non-null <text:s/>float64 <text:s text:c="6"/></text:p>
          </table:table-cell>
          <table:table-cell/>
        </table:table-row>
        <table:table-row table:style-name="ro2">
          <table:table-cell office:value-type="string" calcext:value-type="string">
            <text:p><text:s/>31 <text:s/>Fuel_type <text:s text:c="15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2 <text:s/>fuel_consumption <text:s text:c="8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3 <text:s/>co2_emissions <text:s text:c="11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4 <text:s/>emission_class <text:s text:c="10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5 <text:s/>emissions_sticker <text:s text:c="7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6 <text:s/>Comfort &amp; Convenience <text:s text:c="3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7 <text:s/>Entertainment &amp; Media <text:s text:c="3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8 <text:s/>Safety &amp; Security <text:s text:c="7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39 <text:s/>extras <text:s text:c="18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0 <text:s/>colour <text:s text:c="18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1 <text:s/>manufacturer_color <text:s text:c="6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2 <text:s/>paint <text:s text:c="19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3 <text:s/>upholstery_colour <text:s text:c="7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4 <text:s/>upholstery <text:s text:c="14"/>71104 non-null <text:s/>object <text:s text:c="7"/></text:p>
          </table:table-cell>
          <table:table-cell/>
        </table:table-row>
        <table:table-row table:style-name="ro2">
          <table:table-cell office:value-type="string" calcext:value-type="string">
            <text:p><text:s/>45 <text:s/>power_kw <text:s text:c="16"/>65045 non-null <text:s/>float64 <text:s text:c="6"/></text:p>
          </table:table-cell>
          <table:table-cell/>
        </table:table-row>
        <table:table-row table:style-name="ro2">
          <table:table-cell office:value-type="string" calcext:value-type="string">
            <text:p><text:s/>46 <text:s/>power_hp <text:s text:c="16"/>65041 non-null <text:s/>float64 <text:s text:c="6"/></text:p>
          </table:table-cell>
          <table:table-cell table:formula="of:=LEFT( text):[.A5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dtypes: datetime64[ns](4), float64(6), object(37)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memory usage: 25.5+ MB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number-columns-repeated="16"/>
          <table:table-cell office:value-type="float" office:value="71104" calcext:value-type="float">
            <text:p>71104</text:p>
          </table:table-cell>
          <table:table-cell office:value-type="string" calcext:value-type="string">
            <text:p>non-null</text:p>
          </table:table-cell>
          <table:table-cell/>
          <table:table-cell office:value-type="string" calcext:value-type="string">
            <text:p>object</text:p>
          </table:table-cell>
        </table:table-row>
        <table:table-row table:style-name="ro1">
          <table:table-cell/>
          <table:table-cell table:style-name="ce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ort_description</text:p>
          </table:table-cell>
          <table:table-cell table:number-columns-repeated="7"/>
          <table:table-cell office:value-type="float" office:value="70935" calcext:value-type="float">
            <text:p>70935</text:p>
          </table:table-cell>
          <table:table-cell office:value-type="string" calcext:value-type="string">
            <text:p>non-null</text:p>
          </table:table-cell>
          <table:table-cell/>
          <table:table-cell office:value-type="string" calcext:value-type="string">
            <text:p>objec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5T12:38:23.190095046</meta:creation-date>
    <dc:date>2022-08-16T09:01:18.166824187</dc:date>
    <meta:editing-duration>PT15H21M47S</meta:editing-duration>
    <meta:editing-cycles>3</meta:editing-cycles>
    <meta:generator>LibreOffice/7.2.2.2$MacOSX_X86_64 LibreOffice_project/02b2acce88a210515b4a5bb2e46cbfb63fe97d56</meta:generator>
    <meta:document-statistic meta:table-count="2" meta:cell-count="91" meta:object-count="0"/>
  </office:meta>
</office:document-meta>
</file>